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f1303"/>
    </style:style>
    <style:style style:name="P2" style:family="paragraph" style:parent-style-name="Standard">
      <style:paragraph-properties fo:text-align="center" style:justify-single-word="false"/>
      <style:text-properties fo:color="#ff3333"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officeooo:paragraph-rsid="000f93b5"/>
    </style:style>
    <style:style style:name="P4" style:family="paragraph" style:parent-style-name="Standard">
      <style:text-properties officeooo:rsid="001fea00" officeooo:paragraph-rsid="001fea00"/>
    </style:style>
    <style:style style:name="P5" style:family="paragraph" style:parent-style-name="Standard">
      <style:text-properties officeooo:rsid="00283a9f" officeooo:paragraph-rsid="00283a9f"/>
    </style:style>
    <style:style style:name="P6" style:family="paragraph" style:parent-style-name="Standard">
      <style:text-properties officeooo:rsid="00296fce" officeooo:paragraph-rsid="00296fce"/>
    </style:style>
    <style:style style:name="P7" style:family="paragraph" style:parent-style-name="Standard">
      <style:text-properties officeooo:rsid="002f31d7" officeooo:paragraph-rsid="002f31d7"/>
    </style:style>
    <style:style style:name="P8" style:family="paragraph" style:parent-style-name="Standard" style:list-style-name="L1"/>
    <style:style style:name="P9" style:family="paragraph" style:parent-style-name="Standard" style:list-style-name="L1">
      <style:text-properties officeooo:paragraph-rsid="000f1303"/>
    </style:style>
    <style:style style:name="P10" style:family="paragraph" style:parent-style-name="Standard" style:list-style-name="L1">
      <style:text-properties officeooo:paragraph-rsid="002d1ba6"/>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text-properties officeooo:paragraph-rsid="000f1303"/>
    </style:style>
    <style:style style:name="P15" style:family="paragraph" style:parent-style-name="Standard" style:list-style-name="L6">
      <style:text-properties officeooo:paragraph-rsid="000f1303"/>
    </style:style>
    <style:style style:name="P16" style:family="paragraph" style:parent-style-name="Standard" style:list-style-name="L6">
      <style:text-properties officeooo:rsid="000f1303" officeooo:paragraph-rsid="000f1303"/>
    </style:style>
    <style:style style:name="P17" style:family="paragraph" style:parent-style-name="Standard" style:list-style-name="L7">
      <style:text-properties officeooo:rsid="000f1303" officeooo:paragraph-rsid="000f1303"/>
    </style:style>
    <style:style style:name="P18" style:family="paragraph" style:parent-style-name="Standard" style:list-style-name="L8">
      <style:text-properties officeooo:rsid="000f93b5" officeooo:paragraph-rsid="000f93b5"/>
    </style:style>
    <style:style style:name="P19" style:family="paragraph" style:parent-style-name="Standard" style:list-style-name="L9">
      <style:text-properties officeooo:paragraph-rsid="000f1303"/>
    </style:style>
    <style:style style:name="P20" style:family="paragraph" style:parent-style-name="Standard" style:list-style-name="L9">
      <style:text-properties officeooo:paragraph-rsid="0013568d"/>
    </style:style>
    <style:style style:name="P21" style:family="paragraph" style:parent-style-name="Standard" style:list-style-name="L9">
      <style:text-properties officeooo:rsid="0012ae86" officeooo:paragraph-rsid="0012ae86"/>
    </style:style>
    <style:style style:name="P22" style:family="paragraph" style:parent-style-name="Standard" style:list-style-name="L10">
      <style:text-properties officeooo:rsid="0012ae86" officeooo:paragraph-rsid="0012ae86"/>
    </style:style>
    <style:style style:name="P23" style:family="paragraph" style:parent-style-name="Standard" style:list-style-name="L9">
      <style:text-properties officeooo:rsid="0013568d" officeooo:paragraph-rsid="0013568d"/>
    </style:style>
    <style:style style:name="P24" style:family="paragraph" style:parent-style-name="Standard" style:list-style-name="L10">
      <style:text-properties officeooo:rsid="0013568d" officeooo:paragraph-rsid="0013568d"/>
    </style:style>
    <style:style style:name="P25" style:family="paragraph" style:parent-style-name="Standard" style:list-style-name="L9">
      <style:text-properties officeooo:rsid="001db676" officeooo:paragraph-rsid="001db676"/>
    </style:style>
    <style:style style:name="P26" style:family="paragraph" style:parent-style-name="Standard" style:list-style-name="L9">
      <style:text-properties officeooo:rsid="001fb596" officeooo:paragraph-rsid="001fb596"/>
    </style:style>
    <style:style style:name="P27" style:family="paragraph" style:parent-style-name="Standard" style:list-style-name="L10">
      <style:text-properties officeooo:paragraph-rsid="000f1303"/>
    </style:style>
    <style:style style:name="P28" style:family="paragraph" style:parent-style-name="Standard" style:list-style-name="L10">
      <style:text-properties officeooo:rsid="001789ae" officeooo:paragraph-rsid="001789ae"/>
    </style:style>
    <style:style style:name="P29" style:family="paragraph" style:parent-style-name="Standard" style:list-style-name="L10">
      <style:text-properties officeooo:rsid="001a9316" officeooo:paragraph-rsid="001a9316"/>
    </style:style>
    <style:style style:name="P30" style:family="paragraph" style:parent-style-name="Standard" style:list-style-name="L11">
      <style:text-properties officeooo:rsid="001a9316" officeooo:paragraph-rsid="001a9316"/>
    </style:style>
    <style:style style:name="P31" style:family="paragraph" style:parent-style-name="Standard" style:list-style-name="L10">
      <style:text-properties officeooo:rsid="001c5e58" officeooo:paragraph-rsid="001c5e58"/>
    </style:style>
    <style:style style:name="P32" style:family="paragraph" style:parent-style-name="Standard" style:list-style-name="L11">
      <style:text-properties officeooo:rsid="00191651" officeooo:paragraph-rsid="00191651"/>
    </style:style>
    <style:style style:name="P33" style:family="paragraph" style:parent-style-name="Standard" style:list-style-name="L12">
      <style:text-properties officeooo:rsid="001fea00" officeooo:paragraph-rsid="001fea00"/>
    </style:style>
    <style:style style:name="P34" style:family="paragraph" style:parent-style-name="Standard" style:list-style-name="L1">
      <style:text-properties fo:color="#3333ff" officeooo:rsid="00283a9f" officeooo:paragraph-rsid="00283a9f"/>
    </style:style>
    <style:style style:name="P35" style:family="paragraph" style:parent-style-name="Standard" style:list-style-name="L1">
      <style:text-properties fo:color="#3333ff" officeooo:rsid="0028504a" officeooo:paragraph-rsid="0028504a"/>
    </style:style>
    <style:style style:name="P36" style:family="paragraph" style:parent-style-name="Standard" style:list-style-name="L13">
      <style:text-properties officeooo:paragraph-rsid="000f1303"/>
    </style:style>
    <style:style style:name="P37" style:family="paragraph" style:parent-style-name="Standard" style:list-style-name="L14">
      <style:text-properties officeooo:paragraph-rsid="000f1303"/>
    </style:style>
    <style:style style:name="P38" style:family="paragraph" style:parent-style-name="Standard" style:list-style-name="L14">
      <style:text-properties officeooo:rsid="00283a9f" officeooo:paragraph-rsid="00283a9f"/>
    </style:style>
    <style:style style:name="P39" style:family="paragraph" style:parent-style-name="Standard" style:list-style-name="L16">
      <style:text-properties officeooo:rsid="00283a9f" officeooo:paragraph-rsid="00283a9f"/>
    </style:style>
    <style:style style:name="P40" style:family="paragraph" style:parent-style-name="Standard" style:list-style-name="L15">
      <style:text-properties officeooo:paragraph-rsid="000f1303"/>
    </style:style>
    <style:style style:name="P41" style:family="paragraph" style:parent-style-name="Standard" style:list-style-name="L17">
      <style:text-properties officeooo:paragraph-rsid="000f1303"/>
    </style:style>
    <style:style style:name="P42" style:family="paragraph" style:parent-style-name="Standard" style:list-style-name="L17">
      <style:text-properties officeooo:rsid="00296fce" officeooo:paragraph-rsid="00296fce"/>
    </style:style>
    <style:style style:name="P43" style:family="paragraph" style:parent-style-name="Standard" style:list-style-name="L20">
      <style:text-properties officeooo:rsid="00296fce" officeooo:paragraph-rsid="00296fce"/>
    </style:style>
    <style:style style:name="P44" style:family="paragraph" style:parent-style-name="Standard" style:list-style-name="L18">
      <style:text-properties officeooo:paragraph-rsid="000f1303"/>
    </style:style>
    <style:style style:name="P45" style:family="paragraph" style:parent-style-name="Standard" style:list-style-name="L18">
      <style:text-properties officeooo:rsid="002c209c" officeooo:paragraph-rsid="002c209c"/>
    </style:style>
    <style:style style:name="P46" style:family="paragraph" style:parent-style-name="Standard" style:list-style-name="L19">
      <style:text-properties officeooo:rsid="002aadd4" officeooo:paragraph-rsid="002aadd4"/>
    </style:style>
    <style:style style:name="P47" style:family="paragraph" style:parent-style-name="Standard" style:list-style-name="L21">
      <style:text-properties officeooo:paragraph-rsid="002d1ba6"/>
    </style:style>
    <style:style style:name="P48" style:family="paragraph" style:parent-style-name="Standard" style:list-style-name="L22">
      <style:text-properties officeooo:paragraph-rsid="000f1303"/>
    </style:style>
    <style:style style:name="P49" style:family="paragraph" style:parent-style-name="Standard" style:list-style-name="L23">
      <style:text-properties officeooo:paragraph-rsid="000f1303"/>
    </style:style>
    <style:style style:name="P50" style:family="paragraph" style:parent-style-name="Standard" style:list-style-name="L24">
      <style:text-properties officeooo:rsid="002d1ba6" officeooo:paragraph-rsid="002d1ba6"/>
    </style:style>
    <style:style style:name="P51" style:family="paragraph" style:parent-style-name="Standard" style:list-style-name="L25">
      <style:text-properties officeooo:paragraph-rsid="002ea4d1"/>
    </style:style>
    <style:style style:name="P52" style:family="paragraph" style:parent-style-name="Standard" style:list-style-name="L1">
      <style:text-properties officeooo:rsid="002f31d7" officeooo:paragraph-rsid="002f31d7"/>
    </style:style>
    <style:style style:name="P53" style:family="paragraph" style:parent-style-name="Standard" style:list-style-name="L26">
      <style:text-properties officeooo:rsid="002f31d7" officeooo:paragraph-rsid="002f31d7"/>
    </style:style>
    <style:style style:name="P54" style:family="paragraph" style:parent-style-name="Standard" style:list-style-name="L27">
      <style:text-properties officeooo:rsid="002f31d7" officeooo:paragraph-rsid="002f31d7"/>
    </style:style>
    <style:style style:name="P55" style:family="paragraph" style:parent-style-name="Standard" style:list-style-name="L28">
      <style:text-properties officeooo:rsid="002f31d7" officeooo:paragraph-rsid="002f31d7"/>
    </style:style>
    <style:style style:name="P56" style:family="paragraph" style:parent-style-name="Standard" style:list-style-name="L26">
      <style:text-properties officeooo:paragraph-rsid="000f1303"/>
    </style:style>
    <style:style style:name="P57" style:family="paragraph" style:parent-style-name="Standard" style:list-style-name="L29">
      <style:text-properties officeooo:paragraph-rsid="000f1303"/>
    </style:style>
    <style:style style:name="P58" style:family="paragraph" style:parent-style-name="Standard" style:list-style-name="L30">
      <style:text-properties officeooo:paragraph-rsid="000f1303"/>
    </style:style>
    <style:style style:name="P59" style:family="paragraph" style:parent-style-name="Standard" style:list-style-name="L30">
      <style:text-properties officeooo:rsid="0030bba0" officeooo:paragraph-rsid="0030bba0"/>
    </style:style>
    <style:style style:name="P60" style:family="paragraph" style:parent-style-name="Standard" style:list-style-name="L32">
      <style:text-properties officeooo:rsid="0030bba0" officeooo:paragraph-rsid="0030bba0"/>
    </style:style>
    <style:style style:name="P61" style:family="paragraph" style:parent-style-name="Standard" style:list-style-name="L31">
      <style:text-properties officeooo:paragraph-rsid="000f1303"/>
    </style:style>
    <style:style style:name="P62" style:family="paragraph" style:parent-style-name="Standard" style:list-style-name="L1">
      <style:text-properties officeooo:rsid="0030d3f1" officeooo:paragraph-rsid="0030d3f1"/>
    </style:style>
    <style:style style:name="P63" style:family="paragraph" style:parent-style-name="Standard" style:list-style-name="L33">
      <style:text-properties officeooo:paragraph-rsid="000f1303"/>
    </style:style>
    <style:style style:name="P64" style:family="paragraph" style:parent-style-name="Standard" style:list-style-name="L33">
      <style:text-properties officeooo:paragraph-rsid="00333f90"/>
    </style:style>
    <style:style style:name="P65" style:family="paragraph" style:parent-style-name="Standard" style:list-style-name="L33">
      <style:text-properties officeooo:paragraph-rsid="0033a0f4"/>
    </style:style>
    <style:style style:name="P66" style:family="paragraph" style:parent-style-name="Standard" style:list-style-name="L33">
      <style:text-properties officeooo:rsid="00311328" officeooo:paragraph-rsid="00333f90"/>
    </style:style>
    <style:style style:name="P67" style:family="paragraph" style:parent-style-name="Standard" style:list-style-name="L34">
      <style:text-properties officeooo:rsid="00311328" officeooo:paragraph-rsid="00311328"/>
    </style:style>
    <style:style style:name="P68" style:family="paragraph" style:parent-style-name="Standard" style:list-style-name="L36">
      <style:text-properties officeooo:rsid="00311328" officeooo:paragraph-rsid="00311328"/>
    </style:style>
    <style:style style:name="P69" style:family="paragraph" style:parent-style-name="Standard" style:list-style-name="L34">
      <style:text-properties officeooo:paragraph-rsid="000f1303"/>
    </style:style>
    <style:style style:name="P70" style:family="paragraph" style:parent-style-name="Standard">
      <style:text-properties style:text-underline-style="solid" style:text-underline-width="auto" style:text-underline-color="font-color" fo:font-weight="bold" officeooo:paragraph-rsid="000f1303" style:font-weight-asian="bold" style:font-weight-complex="bold"/>
    </style:style>
    <style:style style:name="P71" style:family="paragraph" style:parent-style-name="Standard" style:list-style-name="L37">
      <style:text-properties officeooo:paragraph-rsid="000f1303"/>
    </style:style>
    <style:style style:name="P72" style:family="paragraph" style:parent-style-name="Standard" style:list-style-name="L38">
      <style:text-properties officeooo:paragraph-rsid="000f1303"/>
    </style:style>
    <style:style style:name="P73" style:family="paragraph" style:parent-style-name="Standard" style:list-style-name="L38">
      <style:text-properties officeooo:rsid="0032559c" officeooo:paragraph-rsid="0032559c"/>
    </style:style>
    <style:style style:name="P74" style:family="paragraph" style:parent-style-name="Standard" style:list-style-name="L39">
      <style:text-properties officeooo:paragraph-rsid="000f1303"/>
    </style:style>
    <style:style style:name="P75" style:family="paragraph" style:parent-style-name="Standard" style:list-style-name="L40">
      <style:text-properties style:text-underline-style="none" fo:font-weight="normal" officeooo:rsid="0032559c" officeooo:paragraph-rsid="0032559c" style:font-weight-asian="normal" style:font-weight-complex="normal"/>
    </style:style>
    <style:style style:name="P76" style:family="paragraph" style:parent-style-name="Standard" style:list-style-name="L35">
      <style:text-properties officeooo:rsid="00333f90" officeooo:paragraph-rsid="00333f90"/>
    </style:style>
    <style:style style:name="P77" style:family="paragraph" style:parent-style-name="Standard">
      <style:text-properties officeooo:paragraph-rsid="000f1303"/>
    </style:style>
    <style:style style:name="P78" style:family="paragraph" style:parent-style-name="Standard" style:list-style-name="L35">
      <style:text-properties officeooo:rsid="00340ced" officeooo:paragraph-rsid="00340ced"/>
    </style:style>
    <style:style style:name="P79" style:family="paragraph" style:parent-style-name="Standard" style:list-style-name="L33">
      <style:text-properties officeooo:rsid="00340ced" officeooo:paragraph-rsid="00340ced"/>
    </style:style>
    <style:style style:name="P80" style:family="paragraph" style:parent-style-name="Standard" style:list-style-name="L34">
      <style:text-properties officeooo:rsid="00340ced" officeooo:paragraph-rsid="00340ced"/>
    </style:style>
    <style:style style:name="P81" style:family="paragraph" style:parent-style-name="Standard" style:list-style-name="L33">
      <style:text-properties officeooo:rsid="0034252e" officeooo:paragraph-rsid="0034252e"/>
    </style:style>
    <style:style style:name="T1" style:family="text">
      <style:text-properties officeooo:rsid="000dd41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dd41b" style:font-weight-asian="bold" style:font-weight-complex="bold"/>
    </style:style>
    <style:style style:name="T4" style:family="text">
      <style:text-properties fo:color="#3333ff"/>
    </style:style>
    <style:style style:name="T5" style:family="text">
      <style:text-properties fo:color="#3333ff" officeooo:rsid="000dd41b"/>
    </style:style>
    <style:style style:name="T6" style:family="text">
      <style:text-properties fo:color="#3333ff" officeooo:rsid="000f1303"/>
    </style:style>
    <style:style style:name="T7" style:family="text">
      <style:text-properties fo:color="#3333ff" officeooo:rsid="000f93b5"/>
    </style:style>
    <style:style style:name="T8" style:family="text">
      <style:text-properties fo:color="#3333ff" officeooo:rsid="002d1ba6"/>
    </style:style>
    <style:style style:name="T9" style:family="text">
      <style:text-properties fo:color="#3333ff" officeooo:rsid="002f31d7"/>
    </style:style>
    <style:style style:name="T10" style:family="text">
      <style:text-properties fo:color="#3333ff" officeooo:rsid="0030d3f1"/>
    </style:style>
    <style:style style:name="T11" style:family="text">
      <style:text-properties fo:color="#3333ff" officeooo:rsid="0032559c"/>
    </style:style>
    <style:style style:name="T12" style:family="text">
      <style:text-properties officeooo:rsid="000f93b5"/>
    </style:style>
    <style:style style:name="T13" style:family="text">
      <style:text-properties officeooo:rsid="00191651"/>
    </style:style>
    <style:style style:name="T14" style:family="text">
      <style:text-properties officeooo:rsid="001fb596"/>
    </style:style>
    <style:style style:name="T15" style:family="text">
      <style:text-properties officeooo:rsid="00296fce"/>
    </style:style>
    <style:style style:name="T16" style:family="text">
      <style:text-properties officeooo:rsid="002aadd4"/>
    </style:style>
    <style:style style:name="T17" style:family="text">
      <style:text-properties officeooo:rsid="0031281b"/>
    </style:style>
    <style:style style:name="T18" style:family="text">
      <style:text-properties officeooo:rsid="00333f90"/>
    </style:style>
    <style:style style:name="T19" style:family="text">
      <style:text-properties officeooo:rsid="00311328"/>
    </style:style>
    <style:style style:name="T20" style:family="text">
      <style:text-properties officeooo:rsid="0033a0f4"/>
    </style:style>
    <style:style style:name="T21" style:family="text">
      <style:text-properties officeooo:rsid="003425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ynamic Object Track Comments – GilK</text:p>
      <text:p text:style-name="Standard"/>
      <text:list xml:id="list535664955026217011" text:style-name="L1">
        <text:list-item>
          <text:p text:style-name="P8"><text:span text:style-name="T5">Compare Point To Map</text:span><text:span text:style-name="T1"> </text:span></text:p>
          <text:p text:style-name="P8"/>
        </text:list-item>
      </text:list>
      <text:list xml:id="list2438426602807605854" text:style-name="L2">
        <text:list-header>
          <text:p text:style-name="P11"><text:span text:style-name="T3">summary</text:span><text:span text:style-name="T1"> : For each pixel in mask boundary frame(usually 1*1) and checks if pixel is full(if number in map is equal to 100). returns the number of 'full' pixels around the tested laser point in the desired mask boundary.</text:span></text:p>
        </text:list-header>
      </text:list>
      <text:list xml:id="list141337515129957" text:continue-list="list535664955026217011" text:style-name="L1">
        <text:list-header>
          <text:p text:style-name="P8"/>
          <text:p text:style-name="P8"><text:span text:style-name="T2">comments</text:span> </text:p>
        </text:list-header>
      </text:list>
      <text:list xml:id="list4328888201355648689" text:style-name="L3">
        <text:list-header>
          <text:p text:style-name="P12"/>
        </text:list-header>
        <text:list-item>
          <text:p text:style-name="P12">unused variable tmp_pnts</text:p>
        </text:list-item>
        <text:list-item>
          <text:p text:style-name="P12">should set mask boundary and value to constants</text:p>
        </text:list-item>
      </text:list>
      <text:list xml:id="list141339265245863" text:continue-list="list141337515129957" text:style-name="L1">
        <text:list-header>
          <text:p text:style-name="P8"><text:span text:style-name="T2">questions</text:span> </text:p>
        </text:list-header>
      </text:list>
      <text:p text:style-name="Standard"/>
      <text:p text:style-name="Standard"><text:tab/><text:span text:style-name="T2">called from functions</text:span></text:p>
      <text:list xml:id="list6511332331374687015" text:style-name="L4">
        <text:list-header>
          <text:p text:style-name="P13"/>
        </text:list-header>
        <text:list-item>
          <text:p text:style-name="P13">compareLaserObjectToMap</text:p>
        </text:list-item>
        <text:list-item>
          <text:p text:style-name="P13">updateDynamicObjects</text:p>
        </text:list-item>
        <text:list-item>
          <text:p text:style-name="P13">pairObjects</text:p>
        </text:list-item>
      </text:list>
      <text:p text:style-name="Standard"/>
      <text:p text:style-name="P1"/>
      <text:list xml:id="list141337260810048" text:continue-list="list141339265245863" text:style-name="L1">
        <text:list-item>
          <text:p text:style-name="P9"><text:span text:style-name="T6">compareLaserObjectToMap</text:span><text:span text:style-name="T1"> </text:span></text:p>
          <text:p text:style-name="P9"/>
        </text:list-item>
      </text:list>
      <text:list xml:id="list5743036068679905784" text:style-name="L5">
        <text:list-header>
          <text:p text:style-name="P14"><text:span text:style-name="T3">summary</text:span><text:span text:style-name="T1"> :receives a dynamicObject, and a vector of points to erase which is actually the result of this function. For each laser point in the dynamicObject, we check if point is static and if its closer than x. if both apply, than we check if the laser point has 'full' points(using comparePointsToMap), and we push all points in the vicinity of mask_boundary(1) pixels to the points_to_erase vector.</text:span></text:p>
        </text:list-header>
      </text:list>
      <text:list xml:id="list141337162649237" text:continue-list="list141337260810048" text:style-name="L1">
        <text:list-header>
          <text:p text:style-name="P9"/>
          <text:p text:style-name="P9"><text:span text:style-name="T2">comments</text:span> </text:p>
        </text:list-header>
      </text:list>
      <text:list xml:id="list7943184091720117827" text:style-name="L6">
        <text:list-header>
          <text:p text:style-name="P15"/>
        </text:list-header>
        <text:list-item>
          <text:p text:style-name="P16">insert dist_x as a global parameter </text:p>
        </text:list-item>
        <text:list-item>
          <text:p text:style-name="P16">is_closer_than_dist_x is actually is farther than <text:span text:style-name="T12">dist_x</text:span>?</text:p>
        </text:list-item>
        <text:list-item>
          <text:p text:style-name="P15"/>
        </text:list-item>
      </text:list>
      <text:list xml:id="list141338556122211" text:continue-list="list141337162649237" text:style-name="L1">
        <text:list-header>
          <text:p text:style-name="P9"><text:span text:style-name="T2">questions</text:span> </text:p>
        </text:list-header>
      </text:list>
      <text:p text:style-name="P1"/>
      <text:list xml:id="list1400613966392702088" text:style-name="L7">
        <text:list-item>
          <text:p text:style-name="P17">Im not sure I understand why we need to check points <text:span text:style-name="T12">farther than 2.5. Becuase the laser is not so accurate in that area? Thats why we erase 1 pixel around? Why just 1 then? How do we know its enough?</text:span></text:p>
        </text:list-item>
        <text:list-item>
          <text:p text:style-name="P17"/>
        </text:list-item>
      </text:list>
      <text:p text:style-name="P1"><text:tab/><text:span text:style-name="T2">called from functions</text:span></text:p>
      <text:p text:style-name="P1"/>
      <text:list xml:id="list7830048825638105656" text:style-name="L8">
        <text:list-item>
          <text:p text:style-name="P18">updateDynamicObjects</text:p>
        </text:list-item>
      </text:list>
      <text:p text:style-name="P3"/>
      <text:p text:style-name="P3"/>
      <text:p text:style-name="P3"/>
      <text:p text:style-name="P3"/>
      <text:p text:style-name="P3"/>
      <text:p text:style-name="P3"/>
      <text:p text:style-name="P3"/>
      <text:p text:style-name="P1"/>
      <text:list xml:id="list141338150560257" text:continue-list="list141338556122211" text:style-name="L1">
        <text:list-item>
          <text:p text:style-name="P9"><text:bookmark-start text:name="__DdeLink__1735_1971918853"/><text:soft-page-break/><text:span text:style-name="T7">UpdateDynamicObjects</text:span><text:bookmark-end text:name="__DdeLink__1735_1971918853"/><text:span text:style-name="T1"> </text:span></text:p>
          <text:p text:style-name="P9"/>
        </text:list-item>
      </text:list>
      <text:list xml:id="list7118782393246255837" text:style-name="L9">
        <text:list-header>
          <text:p text:style-name="P19"><text:span text:style-name="T3">summary</text:span><text:span text:style-name="T1"> : The main function of this node. Receives a global map pointer. It makes sure the given /map timeStamp is equivalent to the /scam's timeStamp. Then it searches through all scans_(last 10 full laser scans) for a laser scan with that same timeStamp. </text:span></text:p>
          <text:p text:style-name="P21">We try to get a TF transform from laser2map and base2map(it waits a maximum of 0.51 ms) , we log the new coordinates(laser_x,laser_y,laser_theta) and update the current map. otherwise exception is thrown(?). </text:p>
          <text:p text:style-name="P23">If we got a scan_match and got_pose(from TF), we will go through all dynamic_objects_ IDs from the last map and check for reoccurring ids('checkReocurringIds'). 'compareLaserObjects' will be called for each leg, and delete the points in the mask boundary that were already mapped to /map(because these are legs, and should stay dynamic). <text:line-break/>Now, for each laser scan in the relevant scan(the same timeStamp we searched before), we project it on the map, and using 'detected_objects' we create shapes from adjacent points. <text:s/></text:p>
          <text:p text:style-name="P25">For each of those laser points returned from 'detected_objects', we check which ones are static and which ones are dynamic by comparing the size of the received shapes to 0.35m(to check cases of one leg or two legs) and by calling 'comparePointsToMap' to see if there are any adjacent points to near that object. If there <text:span text:style-name="T14">aren't any, its classified as dynamic, and if there are some laser points mapped in the mask boundary, then its classified as static. </text:span>objects larger than 0.35m <text:span text:style-name="T14">will also receive a 0 in their point().z to indicate that its big.</text:span></text:p>
          <text:p text:style-name="P26">At last, if we have found dynamic objects, we will update them to the map using 'publishSortedLaser' and 'publishObjects'. 'publishRobot' is finally called.</text:p>
          <text:p text:style-name="P20"/>
        </text:list-header>
      </text:list>
      <text:list xml:id="list141337293654277" text:continue-list="list141338150560257" text:style-name="L1">
        <text:list-header>
          <text:p text:style-name="P9"><text:span text:style-name="T2">comments</text:span> </text:p>
        </text:list-header>
      </text:list>
      <text:list xml:id="list1466058439425203183" text:style-name="L10">
        <text:list-header>
          <text:p text:style-name="P27"/>
        </text:list-header>
        <text:list-item>
          <text:p text:style-name="P22">unnecessary i=0 after try/catch</text:p>
        </text:list-item>
        <text:list-item>
          <text:p text:style-name="P22">0.51 max wait time should be assigned to constants</text:p>
        </text:list-item>
        <text:list-item>
          <text:p text:style-name="P24">why use config_.small_mask (divide by 2) instead of a const number</text:p>
        </text:list-item>
        <text:list-item>
          <text:p text:style-name="P28">checking the <text:span text:style-name="T13">reoccurring</text:span> IDs <text:span text:style-name="T13">can be much more efficient thatn O(N^2)</text:span></text:p>
        </text:list-item>
        <text:list-item>
          <text:p text:style-name="P29">no need to resize unused vectors</text:p>
        </text:list-item>
        <text:list-item>
          <text:p text:style-name="P29">tmp_lazer_pnt.z = 1.0f seems useless.</text:p>
        </text:list-item>
        <text:list-item>
          <text:p text:style-name="P31">Why check maxScale againts 0.35f? Should also be constant</text:p>
        </text:list-item>
        <text:list-item>
          <text:p text:style-name="P31">instead of writing to Z axis of laser and using as another piece of data, should add another field to the laser message.</text:p>
        </text:list-item>
      </text:list>
      <text:list xml:id="list141337194780218" text:continue-list="list141337293654277" text:style-name="L1">
        <text:list-header>
          <text:p text:style-name="P9"><text:span text:style-name="T2">questions</text:span> </text:p>
        </text:list-header>
      </text:list>
      <text:p text:style-name="P1"/>
      <text:list xml:id="list6365985973236527189" text:style-name="L11">
        <text:list-item>
          <text:p text:style-name="P32">why do we change humanID after deletion from map to -1?</text:p>
        </text:list-item>
        <text:list-item>
          <text:p text:style-name="P30">erased point in map is 0?</text:p>
        </text:list-item>
      </text:list>
      <text:p text:style-name="P1"><text:tab/><text:span text:style-name="T2">called from functions<text:line-break/></text:span></text:p>
      <text:list xml:id="list123729566969946924" text:style-name="L12">
        <text:list-item>
          <text:p text:style-name="P33">Map callback – every New Map publish</text:p>
        </text:list-item>
      </text:list>
      <text:p text:style-name="P4"/>
      <text:p text:style-name="P4"/>
      <text:p text:style-name="P4"/>
      <text:p text:style-name="P4"/>
      <text:p text:style-name="P4"/>
      <text:p text:style-name="P4"/>
      <text:p text:style-name="P4"/>
      <text:p text:style-name="P4"/>
      <text:p text:style-name="P4"/>
      <text:list xml:id="list141338627236288" text:continue-list="list141337194780218" text:style-name="L1">
        <text:list-item>
          <text:p text:style-name="P34"><text:soft-page-break/>publishSortedLaser</text:p>
          <text:p text:style-name="P9"/>
        </text:list-item>
      </text:list>
      <text:list xml:id="list8997532578961948564" text:style-name="L13">
        <text:list-header>
          <text:p text:style-name="P36"><text:span text:style-name="T3">summary</text:span><text:span text:style-name="T1"> : publishes laser points into /vis_laser_pts and /map_pnts topics accordingly. This function receives dynamic_pnts(points that are not in the vicinity of occupied cells), map_pnts(points that ARE in the vicinity of occupied cells in /map) and static_pnts(parts of an object bigger than a human leg). If a object is bigger than 0.35(point().Z has 1 and not 0) then it gets a unique color for marker. map_pnts are a bit bigger than the static and dynamic points.</text:span></text:p>
        </text:list-header>
      </text:list>
      <text:list xml:id="list141338178294863" text:continue-list="list141338627236288" text:style-name="L1">
        <text:list-header>
          <text:p text:style-name="P9"/>
          <text:p text:style-name="P9"><text:span text:style-name="T2">comments</text:span> </text:p>
        </text:list-header>
      </text:list>
      <text:list xml:id="list8284434633241024837" text:style-name="L14">
        <text:list-header>
          <text:p text:style-name="P37"/>
        </text:list-header>
        <text:list-item>
          <text:p text:style-name="P38">again, define larger objects with other parameter than point().Z</text:p>
          <text:p text:style-name="P37"/>
        </text:list-item>
      </text:list>
      <text:list xml:id="list141337649661077" text:continue-list="list141338178294863" text:style-name="L1">
        <text:list-header>
          <text:p text:style-name="P9"><text:span text:style-name="T2">questions</text:span> </text:p>
        </text:list-header>
      </text:list>
      <text:p text:style-name="P1"/>
      <text:list xml:id="list4141123034283801850" text:style-name="L15">
        <text:list-item>
          <text:p text:style-name="P40"/>
        </text:list-item>
      </text:list>
      <text:p text:style-name="P1"><text:tab/><text:span text:style-name="T2">called from functions</text:span></text:p>
      <text:p text:style-name="P1"/>
      <text:list xml:id="list5875780784096602373" text:style-name="L16">
        <text:list-item>
          <text:p text:style-name="P39">updateDynamicObjects ( at the very end <text:span text:style-name="T15">)</text:span></text:p>
        </text:list-item>
      </text:list>
      <text:p text:style-name="P5"/>
      <text:p text:style-name="P5"/>
      <text:p text:style-name="P1"/>
      <text:list xml:id="list141338355388743" text:continue-list="list141337649661077" text:style-name="L1">
        <text:list-item>
          <text:p text:style-name="P35">publishObjects</text:p>
          <text:p text:style-name="P9"/>
        </text:list-item>
      </text:list>
      <text:list xml:id="list2238120344150492113" text:style-name="L17">
        <text:list-header>
          <text:p text:style-name="P41"><text:span text:style-name="T3">summary</text:span><text:span text:style-name="T1"> : converts dynamic_objects_ from MAP_FRAME to BASE_LINK_FRAME, classifies them and creates makerArray and DynamicObjetcts accordingly, and publishes them to the next topics with different colors and names.</text:span></text:p>
          <text:list>
            <text:list-item>
              <text:list>
                <text:list-item>
                  <text:p text:style-name="P42">/dynamic_objects – <text:span text:style-name="T16">basic original objects</text:span></text:p>
                </text:list-item>
                <text:list-item>
                  <text:p text:style-name="P42">/debug – <text:span text:style-name="T16">with matching config_id for debugging</text:span></text:p>
                </text:list-item>
                <text:list-item>
                  <text:p text:style-name="P42">/vis_all_objects – <text:span text:style-name="T16">dynamic_objects_MA, all objects, no classifier.</text:span></text:p>
                </text:list-item>
                <text:list-item>
                  <text:p text:style-name="P42">/thresh_dist</text:p>
                </text:list-item>
                <text:list-item>
                  <text:p text:style-name="P42">/vis_dynamic_tracking_ids</text:p>
                </text:list-item>
                <text:list-item>
                  <text:p text:style-name="P42">/vis_dynamic_tracking</text:p>
                </text:list-item>
              </text:list>
            </text:list-item>
          </text:list>
        </text:list-header>
      </text:list>
      <text:p text:style-name="P6"><text:tab/> </text:p>
      <text:list xml:id="list141338299466449" text:continue-list="list141338355388743" text:style-name="L1">
        <text:list-header>
          <text:p text:style-name="P9"/>
          <text:p text:style-name="P9"><text:span text:style-name="T2">comments</text:span> </text:p>
        </text:list-header>
      </text:list>
      <text:list xml:id="list1951909695154398754" text:style-name="L18">
        <text:list-header>
          <text:p text:style-name="P44"/>
        </text:list-header>
        <text:list-item>
          <text:p text:style-name="P44">unused variable <text:span text:style-name="T15">calman_prob,kalman_vels</text:span></text:p>
        </text:list-item>
        <text:list-item>
          <text:p text:style-name="P45">dt = drawing tools</text:p>
        </text:list-item>
      </text:list>
      <text:list xml:id="list141337385693297" text:continue-list="list141338299466449" text:style-name="L1">
        <text:list-header>
          <text:p text:style-name="P9"><text:span text:style-name="T2">questions</text:span> </text:p>
        </text:list-header>
      </text:list>
      <text:p text:style-name="P1"/>
      <text:list xml:id="list3628813123244064639" text:style-name="L19">
        <text:list-item>
          <text:p text:style-name="P46">what are thresh_objects</text:p>
        </text:list-item>
        <text:list-item>
          <text:p text:style-name="P46">whats the diff between base_dynamic and dynamic_MA</text:p>
        </text:list-item>
        <text:list-item>
          <text:p text:style-name="P46">what is the marker string?</text:p>
        </text:list-item>
        <text:list-item>
          <text:p text:style-name="P46">Why human id once with marker string and once with 1</text:p>
          <text:p text:style-name="P46"/>
        </text:list-item>
      </text:list>
      <text:p text:style-name="P1"><text:tab/><text:span text:style-name="T2">called from functions</text:span></text:p>
      <text:p text:style-name="P1"/>
      <text:list xml:id="list3680346818119737614" text:style-name="L20">
        <text:list-item>
          <text:p text:style-name="P43">updateDynamicObjects( at the very end )</text:p>
        </text:list-item>
      </text:list>
      <text:p text:style-name="P1"/>
      <text:p text:style-name="P1"/>
      <text:list xml:id="list141337569369753" text:continue-list="list141337385693297" text:style-name="L1">
        <text:list-item>
          <text:p text:style-name="P10"><text:soft-page-break/><text:span text:style-name="T8">match</text:span><text:span text:style-name="T1"> </text:span></text:p>
          <text:p text:style-name="P9"/>
        </text:list-item>
      </text:list>
      <text:list xml:id="list2166641293459247280" text:style-name="L21">
        <text:list-header>
          <text:p text:style-name="P47"><text:span text:style-name="T3">summary</text:span><text:span text:style-name="T1"> : receives a new laserObject and a DynamicObject from last iteration and updates the location ,velocity and other info of that DynamicObject (if it was determined as tracked) with the laserObject it was matched with.</text:span></text:p>
        </text:list-header>
      </text:list>
      <text:list xml:id="list141338223045209" text:continue-list="list141337569369753" text:style-name="L1">
        <text:list-header>
          <text:p text:style-name="P9"><text:span text:style-name="T2">comments</text:span> </text:p>
        </text:list-header>
      </text:list>
      <text:list xml:id="list6773593086666225374" text:style-name="L22">
        <text:list-header>
          <text:p text:style-name="P48"/>
        </text:list-header>
        <text:list-item>
          <text:p text:style-name="P48"/>
        </text:list-item>
        <text:list-item>
          <text:p text:style-name="P48"/>
        </text:list-item>
      </text:list>
      <text:list xml:id="list141338484418688" text:continue-list="list141338223045209" text:style-name="L1">
        <text:list-header>
          <text:p text:style-name="P9"><text:span text:style-name="T2">questions</text:span> </text:p>
        </text:list-header>
      </text:list>
      <text:p text:style-name="P1"/>
      <text:list xml:id="list7888196198536954795" text:style-name="L23">
        <text:list-item>
          <text:p text:style-name="P49"/>
        </text:list-item>
      </text:list>
      <text:p text:style-name="P1"><text:tab/><text:span text:style-name="T2">called from functions</text:span></text:p>
      <text:list xml:id="list3208095300217176179" text:style-name="L24">
        <text:list-item>
          <text:p text:style-name="P50">matcher</text:p>
        </text:list-item>
        <text:list-item>
          <text:p text:style-name="P50">deadzoneize</text:p>
        </text:list-item>
      </text:list>
      <text:p text:style-name="P1"/>
      <text:p text:style-name="P1"/>
      <text:list xml:id="list141337775645933" text:continue-list="list141338484418688" text:style-name="L1">
        <text:list-item>
          <text:p text:style-name="P9"><text:span text:style-name="T8">deadzoneizer</text:span><text:span text:style-name="T1"> (and deadzoneize)</text:span></text:p>
          <text:p text:style-name="P9"/>
        </text:list-item>
      </text:list>
      <text:list xml:id="list3569866987954140343" text:style-name="L25">
        <text:list-header>
          <text:p text:style-name="P51"><text:span text:style-name="T3">summary</text:span><text:span text:style-name="T1"> : checks unmatched DynamicObjects from last iteration that are under a config.dead_zone_thresh distance from the deadzones to see if can match the object in this iteration. <text:s/>If y&gt;0 it will Deadzoneize with right angles, otherwise with left angles. <text:line-break/>Deadzoneize publishes a white marker to /dead_zone_close topic for debugging.</text:span></text:p>
        </text:list-header>
      </text:list>
      <text:list xml:id="list141339227659886" text:continue-list="list141337775645933" text:style-name="L1">
        <text:list-header>
          <text:p text:style-name="P52">Deadzoneize goes through the new lazer scans and if : </text:p>
          <text:list>
            <text:list-item>
              <text:list>
                <text:list-item>
                  <text:p text:style-name="P52">laser_vec.y &gt; 0</text:p>
                </text:list-item>
                <text:list-item>
                  <text:p text:style-name="P52">distFromDeadZone &lt; config_.dead_zone_thresh</text:p>
                </text:list-item>
                <text:list-item>
                  <text:p text:style-name="P52">laser had no match in last iteration</text:p>
                </text:list-item>
                <text:list-item>
                  <text:p text:style-name="P52">r_delta <text:s/>is also small from config.dead_zone_thresh(?)</text:p>
                </text:list-item>
              </text:list>
            </text:list-item>
          </text:list>
        </text:list-header>
      </text:list>
      <text:p text:style-name="P7"><text:tab/>it will update the bool vectors to true, and call the match func to verify.</text:p>
      <text:list xml:id="list141338412023346" text:continue-numbering="true" text:style-name="L1">
        <text:list-header>
          <text:p text:style-name="P9"><text:span text:style-name="T2">comments</text:span> </text:p>
        </text:list-header>
      </text:list>
      <text:list xml:id="list5102767498564341352" text:style-name="L26">
        <text:list-header>
          <text:p text:style-name="P56"/>
        </text:list-header>
        <text:list-item>
          <text:p text:style-name="P53">should pass less arguments unless you intend to change them. N2 for example can be easily genarated from within.</text:p>
        </text:list-item>
        <text:list-item>
          <text:p text:style-name="P53">Instead of 3 vectors with same info at index, why not create a hash table. </text:p>
        </text:list-item>
      </text:list>
      <text:list xml:id="list141337493773076" text:continue-list="list141338412023346" text:style-name="L1">
        <text:list-header>
          <text:p text:style-name="P9"><text:span text:style-name="T2">questions</text:span> </text:p>
        </text:list-header>
      </text:list>
      <text:p text:style-name="P1"/>
      <text:list xml:id="list670708649019675709" text:style-name="L27">
        <text:list-item>
          <text:p text:style-name="P54">whats the diff between r_delta and distFromDeadZone?</text:p>
        </text:list-item>
      </text:list>
      <text:p text:style-name="P1"><text:tab/><text:span text:style-name="T2">called from functions</text:span></text:p>
      <text:p text:style-name="P1"/>
      <text:list xml:id="list5687507640967644801" text:style-name="L28">
        <text:list-item>
          <text:p text:style-name="P55">updateObject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41338555045175" text:continue-list="list141337493773076" text:style-name="L1">
        <text:list-item>
          <text:p text:style-name="P9"><text:soft-page-break/><text:span text:style-name="T9">updateObjects</text:span><text:span text:style-name="T1"> </text:span></text:p>
          <text:p text:style-name="P9"/>
        </text:list-item>
      </text:list>
      <text:list xml:id="list8332846385972241040" text:style-name="L29">
        <text:list-header>
          <text:p text:style-name="P57"><text:span text:style-name="T3">summary</text:span><text:span text:style-name="T1"> : creates a vector the size of old_dyn_obs and another one the size of new_dyn_obs. Fills human_id from old vector, and calls the matcher function.</text:span></text:p>
        </text:list-header>
      </text:list>
      <text:list xml:id="list141337263751891" text:continue-list="list141338555045175" text:style-name="L1">
        <text:list-header>
          <text:p text:style-name="P9"/>
          <text:p text:style-name="P9"><text:span text:style-name="T2">comments</text:span> </text:p>
        </text:list-header>
      </text:list>
      <text:list xml:id="list5338976617454264280" text:style-name="L30">
        <text:list-header>
          <text:p text:style-name="P58"/>
        </text:list-header>
        <text:list-item>
          <text:p text:style-name="P59">if thresh is a global config, why pass it to function?</text:p>
        </text:list-item>
        <text:list-item>
          <text:p text:style-name="P58">should set mask boundary and value to constants</text:p>
        </text:list-item>
      </text:list>
      <text:list xml:id="list141337434915249" text:continue-list="list141337263751891" text:style-name="L1">
        <text:list-header>
          <text:p text:style-name="P9"><text:span text:style-name="T2">questions</text:span> </text:p>
        </text:list-header>
      </text:list>
      <text:p text:style-name="P1"/>
      <text:list xml:id="list7537654901305089931" text:style-name="L31">
        <text:list-item>
          <text:p text:style-name="P61"/>
        </text:list-item>
      </text:list>
      <text:p text:style-name="P1"><text:tab/><text:span text:style-name="T2">called from functions</text:span></text:p>
      <text:list xml:id="list3079506248220072968" text:style-name="L32">
        <text:list-item>
          <text:p text:style-name="P60">updateDynamicObjects</text:p>
        </text:list-item>
      </text:list>
      <text:p text:style-name="P1"/>
      <text:p text:style-name="P1"/>
      <text:p text:style-name="P1"/>
      <text:p text:style-name="P1"/>
      <text:p text:style-name="P1"/>
      <text:list xml:id="list141338124506278" text:continue-list="list141337434915249" text:style-name="L1">
        <text:list-item>
          <text:p text:style-name="P62"><text:span text:style-name="T10">m</text:span><text:span text:style-name="T4">atcher</text:span></text:p>
          <text:p text:style-name="P9"/>
        </text:list-item>
      </text:list>
      <text:list xml:id="list6950882905858210268" text:style-name="L33">
        <text:list-header>
          <text:p text:style-name="P63"><text:span text:style-name="T3">summary</text:span><text:span text:style-name="T1"> : receives a vec of old_dyn_objs, and a vec of new laser_objects, and 2 bool vectors representing the matched obj of last and new iteration.<text:line-break/>1. create a matrix filled with the distances of new laserObjects and old ones.</text:span></text:p>
          <text:p text:style-name="P66">2. search for a global <text:span text:style-name="T17">minimum</text:span> in that matrix. <text:span text:style-name="T18">If that global min_dist is smaller than the one_leg_thresh constant, we start the big while loop until it is bigger.(isnt that a problem?)</text:span></text:p>
          <text:list>
            <text:list-item>
              <text:list>
                <text:list-item>
                  <text:p text:style-name="P64"><text:span text:style-name="T19"><text:s/>if obj at last iteration was static and the dist from last iter to now is smaller than the static_object_thresh, then is_static is true, and if the distance crossed from last iter to this iter is smaller than static_obj_max_itartion(15 cm default) then is_less_than_static_thresh is set to true as well.</text:span></text:p>
                </text:list-item>
                <text:list-item>
                  <text:p text:style-name="P64"><text:span text:style-name="T20">setting is_reocurring_id for this object</text:span></text:p>
                </text:list-item>
                <text:list-item>
                  <text:p text:style-name="P65"><text:span text:style-name="T20"><text:s/>setting is_laser_obj_2_big – get newLaser size</text:span></text:p>
                </text:list-item>
                <text:list-item>
                  <text:p text:style-name="P79">setting is_was_merged_n_significally_smaller – <text:span text:style-name="T21">if </text:span>obj was merged at last iter and <text:span text:style-name="T21">the obj at last iter was significantly larger(why 1.4?)</text:span></text:p>
                </text:list-item>
                <text:list-item>
                  <text:p text:style-name="P81">if the object does have a reoccuring id:</text:p>
                  <text:list>
                    <text:list-item>
                      <text:p text:style-name="P81"/>
                    </text:list-item>
                  </text:list>
                </text:list-item>
              </text:list>
            </text:list-item>
          </text:list>
        </text:list-header>
      </text:list>
      <text:list xml:id="list141338799996347" text:continue-list="list141338124506278" text:style-name="L1">
        <text:list-header>
          <text:p text:style-name="P9"><text:span text:style-name="T2">comments</text:span> </text:p>
        </text:list-header>
      </text:list>
      <text:list xml:id="list5955114322960493062" text:style-name="L34">
        <text:list-header>
          <text:p text:style-name="P69"/>
        </text:list-header>
        <text:list-item>
          <text:p text:style-name="P67">again, thresh should be a const and not passed <text:span text:style-name="T18">to function</text:span></text:p>
        </text:list-item>
        <text:list-item>
          <text:p text:style-name="P80">create consts for 2.9f, 1.4f</text:p>
        </text:list-item>
        <text:list-item>
          <text:p text:style-name="P80">call maxScale once for each object at begininnig</text:p>
        </text:list-item>
      </text:list>
      <text:list xml:id="list141337305066818" text:continue-list="list141338799996347" text:style-name="L1">
        <text:list-header>
          <text:p text:style-name="P9"><text:span text:style-name="T2">questions</text:span> </text:p>
        </text:list-header>
      </text:list>
      <text:p text:style-name="P1"/>
      <text:list xml:id="list545607461939062857" text:style-name="L35">
        <text:list-item>
          <text:p text:style-name="P76">how can we allow ourselves to match in a while(true) loop? Arent we losing data?</text:p>
        </text:list-item>
        <text:list-item>
          <text:p text:style-name="P78">is_laser_obj_2_big, why we compare to 2.9f*legSize</text:p>
        </text:list-item>
        <text:list-item>
          <text:p text:style-name="P78">it_was_merged_n_significally_smaller, why 1.4?</text:p>
        </text:list-item>
      </text:list>
      <text:p text:style-name="P1"><text:tab/><text:span text:style-name="T2">called from functions</text:span></text:p>
      <text:p text:style-name="P70"/>
      <text:list xml:id="list1146532784183909204" text:style-name="L36">
        <text:list-item>
          <text:p text:style-name="P68">updateObjects</text:p>
        </text:list-item>
      </text:list>
      <text:p text:style-name="P1"/>
      <text:p text:style-name="P1"/>
      <text:p text:style-name="P1"><text:soft-page-break/></text:p>
      <text:p text:style-name="P1"/>
      <text:p text:style-name="P1"/>
      <text:p text:style-name="P1"/>
      <text:p text:style-name="P1"/>
      <text:p text:style-name="P1"/>
      <text:p text:style-name="P1"/>
      <text:p text:style-name="P1"/>
      <text:list xml:id="list141337936829948" text:continue-list="list141337305066818" text:style-name="L1">
        <text:list-item>
          <text:p text:style-name="P9"><text:span text:style-name="T11">checkReoccuringIDs</text:span><text:span text:style-name="T1"> </text:span></text:p>
          <text:p text:style-name="P9"/>
        </text:list-item>
      </text:list>
      <text:list xml:id="list2634058257771365314" text:style-name="L37">
        <text:list-header>
          <text:p text:style-name="P71"><text:span text:style-name="T3">summary</text:span><text:span text:style-name="T1"> : checks if the id in question is reoccuring( 2 legs not 1) and if so, returns the index of the other id in laserScan(inside reference I2) and a bool determining if found or not.</text:span></text:p>
        </text:list-header>
      </text:list>
      <text:list xml:id="list141337940674438" text:continue-list="list141337936829948" text:style-name="L1">
        <text:list-header>
          <text:p text:style-name="P9"/>
          <text:p text:style-name="P9"><text:span text:style-name="T2">comments</text:span> </text:p>
        </text:list-header>
      </text:list>
      <text:list xml:id="list7802113576355429475" text:style-name="L38">
        <text:list-header>
          <text:p text:style-name="P72"/>
        </text:list-header>
        <text:list-item>
          <text:p text:style-name="P73">should check for reocuring id with hash table, O(1) not O(n).</text:p>
        </text:list-item>
      </text:list>
      <text:list xml:id="list141338207644698" text:continue-list="list141337940674438" text:style-name="L1">
        <text:list-header>
          <text:p text:style-name="P9"><text:span text:style-name="T2">questions</text:span> </text:p>
        </text:list-header>
      </text:list>
      <text:p text:style-name="P1"/>
      <text:list xml:id="list6291823868312351523" text:style-name="L39">
        <text:list-item>
          <text:p text:style-name="P74"/>
        </text:list-item>
      </text:list>
      <text:p text:style-name="P1"><text:tab/><text:span text:style-name="T2">called from functions</text:span></text:p>
      <text:p text:style-name="P1"/>
      <text:list xml:id="list156156370168091402" text:style-name="L40">
        <text:list-item>
          <text:p text:style-name="P75">updateDynamicObjects</text:p>
        </text:list-item>
        <text:list-item>
          <text:p text:style-name="P75">matcher</text:p>
        </text:list-item>
        <text:list-item>
          <text:p text:style-name="P75">pairObjects</text:p>
          <text:p text:style-name="P75"/>
        </text:list-item>
      </text:list>
      <text:list xml:id="list141337948951861" text:continue-list="list6511332331374687015" text:style-name="L4">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3:52:27.612259176</meta:creation-date>
    <dc:date>2017-02-23T14:13:37.106703922</dc:date>
    <meta:editing-duration>PT2M3S</meta:editing-duration>
    <meta:editing-cycles>3</meta:editing-cycles>
    <meta:generator>LibreOffice/4.2.8.2$Linux_X86_64 LibreOffice_project/420m0$Build-2</meta:generator>
    <meta:document-statistic meta:table-count="0" meta:image-count="0" meta:object-count="0" meta:page-count="6" meta:paragraph-count="148" meta:word-count="1390" meta:character-count="8288" meta:non-whitespace-character-count="7074"/>
  </office:meta>
</office:document-meta>
</file>